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2a06" draw:fill-color="#5eb91e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draw:stroke="none" draw:fill="none" fo:min-height="0.629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draw:fill="none" fo:min-height="19.981cm"/>
    </style:style>
    <style:style style:name="gr5" style:family="graphic" style:parent-style-name="standard">
      <style:graphic-properties draw:stroke="none" draw:fill="none" fo:min-height="6.10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-color="#e8a202" draw:textarea-horizontal-align="justify" draw:textarea-vertical-align="middle" draw:auto-grow-height="false" fo:min-height="6.322cm" fo:min-width="18.472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255cm"/>
    </style:style>
    <style:style style:name="gr8" style:family="graphic" style:parent-style-name="standard">
      <style:graphic-properties draw:stroke="none" svg:stroke-color="#000000" draw:fill="none" draw:fill-color="#ffffff" fo:min-height="6.106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5.65cm"/>
    </style:style>
    <style:style style:name="gr11" style:family="graphic" style:parent-style-name="standard">
      <style:graphic-properties draw:stroke="none" svg:stroke-color="#000000" draw:fill="none" draw:fill-color="#ffffff" fo:min-height="6.35cm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loext:graphic-properties draw:fill="none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P6" style:family="paragraph">
      <loext:graphic-properties draw:fill-color="#e8a202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ffff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c9211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4pt" style:font-size-asian="14pt" style:font-size-complex="14pt"/>
    </style:style>
    <style:style style:name="T7" style:family="text">
      <style:text-properties style:font-name="Liberation Sans1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Liberation Sans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9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ans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27.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0.196cm" svg:height="0.879cm" svg:x="0.904cm" svg:y="1cm">
          <draw:text-box>
            <text:p><text:span text:style-name="T1">Base de données: </text:span><text:span text:style-name="T2">jeux</text:span></text:p>
          </draw:text-box>
        </draw:frame>
        <draw:frame draw:style-name="gr3" draw:text-style-name="P3" draw:layer="layout" svg:width="1.5cm" svg:height="1.187cm" svg:x="1.4cm" svg:y="2.4cm">
          <draw:text-box>
            <text:p/>
          </draw:text-box>
        </draw:frame>
        <draw:frame draw:style-name="gr4" draw:text-style-name="P5" draw:layer="layout" svg:width="9.494cm" svg:height="25.781cm" svg:x="0.906cm" svg:y="1.9cm">
          <draw:text-box>
            <text:p><text:span text:style-name="T3"/></text:p>
            <text:p><text:span text:style-name="T3">Catégorie :</text:span></text:p>
            <text:p><text:span text:style-name="T3"/></text:p>
            <text:p><text:span text:style-name="T4"><text:s/></text:span><text:span text:style-name="T4">- </text:span><text:span text:style-name="T5">id :</text:span><text:span text:style-name="T4"> id de la table</text:span></text:p>
            <text:p><text:span text:style-name="T6"><text:s/></text:span><text:span text:style-name="T7">- </text:span><text:span text:style-name="T8">nom </text:span><text:span text:style-name="T7">: nom de la catégorie</text:span></text:p>
            <text:p><text:span text:style-name="T7"><text:s/></text:span><text:span text:style-name="T7">- </text:span><text:span text:style-name="T8">description :</text:span><text:span text:style-name="T7"> description de la catégorie</text:span></text:p>
            <text:p><text:span text:style-name="T7"/></text:p>
            <text:p text:style-name="P4"><text:span text:style-name="T9"/></text:p>
            <text:p text:style-name="P4"><text:span text:style-name="T10">Qn </text:span><text:span text:style-name="T8">(question novice)</text:span><text:span text:style-name="T10"> :</text:span></text:p>
            <text:p text:style-name="P4"><text:span text:style-name="T9"/></text:p>
            <text:p text:style-name="P4"><text:span text:style-name="T4"><text:s/></text:span><text:span text:style-name="T4">- </text:span><text:span text:style-name="T5">id :</text:span><text:span text:style-name="T4"> id de la table</text:span></text:p>
            <text:p text:style-name="P4"><text:span text:style-name="T7"><text:s/></text:span><text:span text:style-name="T7">- </text:span><text:span text:style-name="T8">question :</text:span><text:span text:style-name="T7"> énoncé de la question</text:span></text:p>
            <text:p text:style-name="P4"><text:span text:style-name="T7"><text:s/></text:span><text:span text:style-name="T7">- </text:span><text:span text:style-name="T8">r1 :</text:span><text:span text:style-name="T7"> première réponse possible</text:span></text:p>
            <text:p text:style-name="P4"><text:span text:style-name="T7"><text:s/></text:span><text:span text:style-name="T7">- </text:span><text:span text:style-name="T8">b1 :</text:span><text:span text:style-name="T11"> réponse 1 vraie ou fausse</text:span></text:p>
            <text:p text:style-name="P4"><text:span text:style-name="T4"><text:s/></text:span><text:span text:style-name="T4">- </text:span><text:span text:style-name="T5">r2 :</text:span><text:span text:style-name="T4"> deuxième réponse</text:span><text:span text:style-name="T7"> </text:span></text:p>
            <text:p><text:span text:style-name="T4"><text:s/></text:span><text:span text:style-name="T4">- </text:span><text:span text:style-name="T5">b2 :</text:span><text:span text:style-name="T4"> deuxième réponse vraie ou fausse</text:span></text:p>
            <text:p><text:span text:style-name="T4"><text:s/></text:span><text:span text:style-name="T4">- </text:span><text:span text:style-name="T5">rep :</text:span><text:span text:style-name="T4"> vraie réponse</text:span></text:p>
            <text:p><text:span text:style-name="T4"><text:s/></text:span><text:span text:style-name="T4">- </text:span><text:span text:style-name="T5">idG :</text:span><text:span text:style-name="T4"> identifiant du groupe pour les cartes associées</text:span></text:p>
            <text:p><text:span text:style-name="T4"/></text:p>
            <text:p text:style-name="P4"><text:span text:style-name="T12">Qd </text:span><text:span text:style-name="T5">(question débutant)</text:span><text:span text:style-name="T12"> :</text:span></text:p>
            <text:p text:style-name="P4"><text:span text:style-name="T13"/></text:p>
            <text:p text:style-name="P4"><text:span text:style-name="T4"><text:s/></text:span><text:span text:style-name="T4">- </text:span><text:span text:style-name="T5">id :</text:span><text:span text:style-name="T4"> id de la table</text:span></text:p>
            <text:p text:style-name="P4"><text:span text:style-name="T4"><text:s/></text:span><text:span text:style-name="T4">- </text:span><text:span text:style-name="T5">question :</text:span><text:span text:style-name="T4"> énoncé de la question</text:span></text:p>
            <text:p text:style-name="P4"><text:span text:style-name="T4"><text:s/></text:span><text:span text:style-name="T4">- </text:span><text:span text:style-name="T5">r1 :</text:span><text:span text:style-name="T4"> première réponse possible</text:span></text:p>
            <text:p text:style-name="P4"><text:span text:style-name="T4"><text:s/></text:span><text:span text:style-name="T4">- </text:span><text:span text:style-name="T5">b1 :</text:span><text:span text:style-name="T4"> réponse 1 vraie ou fausse</text:span></text:p>
            <text:p text:style-name="P4"><text:span text:style-name="T4"><text:s/></text:span><text:span text:style-name="T4">- </text:span><text:span text:style-name="T5">r2 :</text:span><text:span text:style-name="T4"> deuxième réponse </text:span></text:p>
            <text:p text:style-name="P4"><text:span text:style-name="T4"><text:s/></text:span><text:span text:style-name="T4">- </text:span><text:span text:style-name="T5">b2 :</text:span><text:span text:style-name="T4"> deuxième réponse vraie ou fausse</text:span></text:p>
            <text:p text:style-name="P4"><text:span text:style-name="T4"><text:s/></text:span><text:span text:style-name="T4">- </text:span><text:span text:style-name="T5">r3 :</text:span><text:span text:style-name="T4"> troisième réponse</text:span></text:p>
            <text:p text:style-name="P4"><text:span text:style-name="T4"><text:s/></text:span><text:span text:style-name="T4">- </text:span><text:span text:style-name="T5">b3 :</text:span><text:span text:style-name="T4"> troisième réponse vraie ou fausse</text:span></text:p>
            <text:p text:style-name="P4"><text:span text:style-name="T4"><text:s/></text:span><text:span text:style-name="T4">- </text:span><text:span text:style-name="T5">rep :</text:span><text:span text:style-name="T4"> vraie réponse</text:span></text:p>
            <text:p><text:span text:style-name="T4"><text:s/></text:span><text:span text:style-name="T4">- </text:span><text:span text:style-name="T5">idG :</text:span><text:span text:style-name="T4"> identifiant du groupe pour les cartes associées </text:span></text:p>
            <text:p><text:span text:style-name="T4"/></text:p>
            <text:p text:style-name="P4"><text:span text:style-name="T13">note :</text:span></text:p>
            <text:p text:style-name="P4"><text:span text:style-name="T13"/></text:p>
            <text:p text:style-name="P4"><text:span text:style-name="T4"><text:s/></text:span><text:span text:style-name="T4">- </text:span><text:span text:style-name="T5">id :</text:span><text:span text:style-name="T4"> id de la table</text:span></text:p>
            <text:p text:style-name="P4"><text:span text:style-name="T4"><text:s/></text:span><text:span text:style-name="T4">- </text:span><text:span text:style-name="T5">idG :</text:span><text:span text:style-name="T4"> identifiant du groupe pour les cartes associées likées/dislikées</text:span></text:p>
            <text:p><text:span text:style-name="T4"><text:s/></text:span><text:span text:style-name="T4">- </text:span><text:span text:style-name="T5">idJ :</text:span><text:span text:style-name="T4"> id du joueur qui a liké/disliké</text:span></text:p>
            <text:p><text:span text:style-name="T4">- </text:span><text:span text:style-name="T5">jaime :</text:span><text:span text:style-name="T4"> nbr de like sur un groupe</text:span></text:p>
            <text:p><text:span text:style-name="T4">- </text:span><text:span text:style-name="T5">jaimepas :</text:span><text:span text:style-name="T4"> nombre de dislike sur un groupe</text:span></text:p>
          </draw:text-box>
        </draw:frame>
        <draw:frame draw:style-name="gr5" draw:text-style-name="P5" draw:layer="layout" svg:width="11.7cm" svg:height="6.356cm" svg:x="9.2cm" svg:y="0.544cm">
          <draw:text-box>
            <text:p><text:span text:style-name="T3"/></text:p>
            <text:p><text:span text:style-name="T3">Groupe :</text:span></text:p>
            <text:p><text:span text:style-name="T3"/></text:p>
            <text:p><text:span text:style-name="T4"><text:s/></text:span><text:span text:style-name="T4">- </text:span><text:span text:style-name="T5">id :</text:span><text:span text:style-name="T4"> id de la table</text:span></text:p>
            <text:p><text:span text:style-name="T6"><text:s/></text:span><text:span text:style-name="T6">- </text:span><text:span text:style-name="T14">nom :</text:span><text:span text:style-name="T6"> nom du groupe</text:span></text:p>
            <text:p><text:span text:style-name="T6"><text:s/></text:span><text:span text:style-name="T6">- </text:span><text:span text:style-name="T14">idC :</text:span><text:span text:style-name="T6"> id du groupe pour les cartes associées</text:span></text:p>
            <text:p><text:span text:style-name="T6"><text:s/></text:span><text:span text:style-name="T6">- </text:span><text:span text:style-name="T14">nbrQ :</text:span><text:span text:style-name="T6"> nombre de questions dans le groupe</text:span></text:p>
            <text:p><text:span text:style-name="T4"><text:s/></text:span><text:span text:style-name="T4">- </text:span><text:span text:style-name="T5">description :</text:span><text:span text:style-name="T4"> description du groupe </text:span></text:p>
            <text:p><text:span text:style-name="T4"><text:s/></text:span><text:span text:style-name="T4">- </text:span><text:span text:style-name="T5">diff :</text:span><text:span text:style-name="T4"> difficulté du groupe</text:span></text:p>
            <text:p><text:span text:style-name="T4"><text:s/></text:span><text:span text:style-name="T4">- </text:span><text:span text:style-name="T5">idU :</text:span><text:span text:style-name="T4"> pseudo du créateur du groupe</text:span></text:p>
            <text:p><text:span text:style-name="T4"><text:s/></text:span><text:span text:style-name="T4">- </text:span><text:span text:style-name="T5">cat :</text:span><text:span text:style-name="T4"> nom de la catégorie associée au groupe </text:span></text:p>
          </draw:text-box>
        </draw:frame>
        <draw:frame draw:style-name="gr4" draw:text-style-name="P5" draw:layer="layout" svg:width="10.421cm" svg:height="20.231cm" svg:x="9.579cm" svg:y="6.888cm">
          <draw:text-box>
            <text:p><text:span text:style-name="T12">Qi </text:span><text:span text:style-name="T5">(question intermédiaire)</text:span><text:span text:style-name="T12"> :</text:span></text:p>
            <text:p><text:span text:style-name="T13"/></text:p>
            <text:p><text:span text:style-name="T4"><text:s/></text:span><text:span text:style-name="T4">- </text:span><text:span text:style-name="T5">id :</text:span><text:span text:style-name="T4"> id de la table</text:span></text:p>
            <text:p><text:span text:style-name="T4"><text:s/></text:span><text:span text:style-name="T4">- </text:span><text:span text:style-name="T5">question :</text:span><text:span text:style-name="T4"> énoncé de la question</text:span></text:p>
            <text:p><text:span text:style-name="T4"><text:s/></text:span><text:span text:style-name="T4">- </text:span><text:span text:style-name="T5">r1 :</text:span><text:span text:style-name="T4"> première réponse possible</text:span></text:p>
            <text:p><text:span text:style-name="T4"><text:s/></text:span><text:span text:style-name="T4">- </text:span><text:span text:style-name="T5">b1 :</text:span><text:span text:style-name="T4"> réponse 1 vraie ou fausse</text:span></text:p>
            <text:p><text:span text:style-name="T4"><text:s/></text:span><text:span text:style-name="T4">- </text:span><text:span text:style-name="T5">r2 :</text:span><text:span text:style-name="T4"> deuxième réponse </text:span></text:p>
            <text:p><text:span text:style-name="T4"><text:s/></text:span><text:span text:style-name="T4">- </text:span><text:span text:style-name="T5">b2 :</text:span><text:span text:style-name="T4"> deuxième réponse vraie ou fausse</text:span></text:p>
            <text:p><text:span text:style-name="T4"><text:s/></text:span><text:span text:style-name="T4">- </text:span><text:span text:style-name="T5">r3 :</text:span><text:span text:style-name="T4"> troisième réponse</text:span></text:p>
            <text:p><text:span text:style-name="T4"><text:s/></text:span><text:span text:style-name="T4">- </text:span><text:span text:style-name="T5">b3 :</text:span><text:span text:style-name="T4"> troisième réponse vraie ou fausse</text:span></text:p>
            <text:p><text:span text:style-name="T4"><text:s/></text:span><text:span text:style-name="T4">- </text:span><text:span text:style-name="T5">r4 :</text:span><text:span text:style-name="T4"> quatrième réponse</text:span></text:p>
            <text:p><text:span text:style-name="T4"><text:s/></text:span><text:span text:style-name="T4">- </text:span><text:span text:style-name="T5">b4 :</text:span><text:span text:style-name="T4"> quatrième réponse vraie ou fausse</text:span></text:p>
            <text:p><text:span text:style-name="T4"><text:s/></text:span><text:span text:style-name="T4">- </text:span><text:span text:style-name="T5">r5 :</text:span><text:span text:style-name="T4"> cinquième réponse vraie ou fausse</text:span></text:p>
            <text:p><text:span text:style-name="T4"><text:s/></text:span><text:span text:style-name="T4">- </text:span><text:span text:style-name="T5">rep :</text:span><text:span text:style-name="T4"> vraie réponse</text:span></text:p>
            <text:p><text:span text:style-name="T4"><text:s/></text:span><text:span text:style-name="T4">- </text:span><text:span text:style-name="T5">idG :</text:span><text:span text:style-name="T4"> identifiant du groupe pour les cartes associées</text:span></text:p>
            <text:p><text:span text:style-name="T4"/></text:p>
            <text:p text:style-name="P4"><text:span text:style-name="T12">Qe </text:span><text:span text:style-name="T5">(question expérimenté)</text:span><text:span text:style-name="T12"> :</text:span></text:p>
            <text:p text:style-name="P4"><text:span text:style-name="T13"/></text:p>
            <text:p text:style-name="P4"><text:span text:style-name="T4"><text:s/></text:span><text:span text:style-name="T4">- </text:span><text:span text:style-name="T5">id :</text:span><text:span text:style-name="T4"> id de la table</text:span></text:p>
            <text:p text:style-name="P4"><text:span text:style-name="T4"><text:s/></text:span><text:span text:style-name="T4">- </text:span><text:span text:style-name="T5">question :</text:span><text:span text:style-name="T4"> énoncé de la question</text:span></text:p>
            <text:p text:style-name="P4"><text:span text:style-name="T4"><text:s/></text:span><text:span text:style-name="T4">- </text:span><text:span text:style-name="T5">r1 :</text:span><text:span text:style-name="T4"> première réponse possible</text:span></text:p>
            <text:p text:style-name="P4"><text:span text:style-name="T4"><text:s/></text:span><text:span text:style-name="T4">- </text:span><text:span text:style-name="T5">b1 :</text:span><text:span text:style-name="T4"> réponse 1 vraie ou fausse</text:span></text:p>
            <text:p text:style-name="P4"><text:span text:style-name="T4"><text:s/></text:span><text:span text:style-name="T4">- </text:span><text:span text:style-name="T5">r2 :</text:span><text:span text:style-name="T4"> deuxième réponse </text:span></text:p>
            <text:p text:style-name="P4"><text:span text:style-name="T4"><text:s/></text:span><text:span text:style-name="T4">- </text:span><text:span text:style-name="T5">b2 :</text:span><text:span text:style-name="T4"> deuxième réponse vraie ou fausse</text:span></text:p>
            <text:p text:style-name="P4"><text:span text:style-name="T4"><text:s/></text:span><text:span text:style-name="T4">- </text:span><text:span text:style-name="T5">r3 :</text:span><text:span text:style-name="T4"> troisième réponse</text:span></text:p>
            <text:p text:style-name="P4"><text:span text:style-name="T4"><text:s/></text:span><text:span text:style-name="T4">- </text:span><text:span text:style-name="T5">b3 :</text:span><text:span text:style-name="T4"> troisième réponse vraie ou fausse</text:span></text:p>
            <text:p text:style-name="P4"><text:span text:style-name="T4"><text:s/></text:span><text:span text:style-name="T4">- r… : … réponse</text:span></text:p>
            <text:p text:style-name="P4"><text:span text:style-name="T4"><text:s/></text:span><text:span text:style-name="T4">- b… : ...réponse vrai ou fausse</text:span></text:p>
            <text:p text:style-name="P4"><text:span text:style-name="T4"><text:s/></text:span><text:span text:style-name="T4">- r9 : neuvième réponse</text:span></text:p>
            <text:p text:style-name="P4"><text:span text:style-name="T4"><text:s/></text:span><text:span text:style-name="T4">- b9 : neuvième réponse vraie ou fausse</text:span></text:p>
            <text:p text:style-name="P4"><text:span text:style-name="T4"><text:s/></text:span><text:span text:style-name="T4">- </text:span><text:span text:style-name="T5">rep :</text:span><text:span text:style-name="T4"> vraie réponse</text:span></text:p>
            <text:p><text:span text:style-name="T4"><text:s/></text:span><text:span text:style-name="T4">- </text:span><text:span text:style-name="T5">idG :</text:span><text:span text:style-name="T4"> identifiant du groupe pour les cartes associées <text:s/>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Standard">
        <draw:custom-shape draw:style-name="gr6" draw:text-style-name="P6" draw:layer="layout" svg:width="19cm" svg:height="6.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0.4cm" svg:height="1.505cm" svg:x="1cm" svg:y="1.001cm">
          <draw:text-box>
            <text:p><text:span text:style-name="T1">Base de données: </text:span><text:span text:style-name="T2">espace_membres</text:span></text:p>
          </draw:text-box>
        </draw:frame>
        <draw:frame draw:style-name="gr8" draw:text-style-name="P8" draw:layer="layout" svg:width="7.6cm" svg:height="6.356cm" svg:x="1cm" svg:y="1.8cm">
          <draw:text-box>
            <text:p><text:span text:style-name="T3"/></text:p>
            <text:p><text:span text:style-name="T3">Membre :</text:span></text:p>
            <text:p><text:span text:style-name="T3"/></text:p>
            <text:p><text:span text:style-name="T4"><text:s/></text:span><text:span text:style-name="T4">- </text:span><text:span text:style-name="T5">id :</text:span><text:span text:style-name="T4"> id de la table</text:span></text:p>
            <text:p><text:span text:style-name="T6"><text:s/></text:span><text:span text:style-name="T6">- </text:span><text:span text:style-name="T14">nom :</text:span><text:span text:style-name="T6"> nom du membre</text:span></text:p>
            <text:p><text:span text:style-name="T6"><text:s/></text:span><text:span text:style-name="T6">- </text:span><text:span text:style-name="T14">prenom :</text:span><text:span text:style-name="T6"> prénom du membre</text:span></text:p>
            <text:p><text:span text:style-name="T6"><text:s/></text:span><text:span text:style-name="T6">- </text:span><text:span text:style-name="T14">pseudo :</text:span><text:span text:style-name="T6"> pseudo du membre</text:span></text:p>
            <text:p><text:span text:style-name="T4"><text:s/></text:span><text:span text:style-name="T4">- </text:span><text:span text:style-name="T5">mail :</text:span><text:span text:style-name="T4"> mail du membre</text:span><text:span text:style-name="T7"> </text:span></text:p>
            <text:p><text:span text:style-name="T4"><text:s/></text:span><text:span text:style-name="T4">- </text:span><text:span text:style-name="T5">pwd :</text:span><text:span text:style-name="T4"> password du membre</text:span></text:p>
          </draw:text-box>
        </draw:frame>
        <draw:line draw:style-name="gr9" draw:text-style-name="P9" draw:layer="layout" svg:x1="8.5cm" svg:y1="2.1cm" svg:x2="8.5cm" svg:y2="7.3cm">
          <text:p/>
        </draw:line>
        <draw:frame draw:style-name="gr10" draw:text-style-name="P10" draw:layer="layout" svg:width="5.8cm" svg:height="5.9cm" svg:x="8.3cm" svg:y="1.7cm">
          <draw:text-box>
            <text:p><text:span text:style-name="T3"/></text:p>
            <text:p><text:span text:style-name="T3">Dark :</text:span></text:p>
            <text:p><text:span text:style-name="T15"/></text:p>
            <text:p><text:span text:style-name="T15">- </text:span><text:span text:style-name="T16">id :</text:span><text:span text:style-name="T15"> id de la table</text:span></text:p>
            <text:p><text:span text:style-name="T15">- </text:span><text:span text:style-name="T16">users_id :</text:span><text:span text:style-name="T15"> id de l’utilisateur associé</text:span></text:p>
            <text:p><text:span text:style-name="T15">- </text:span><text:span text:style-name="T16">mode :</text:span><text:span text:style-name="T15"> dark mode (1) ou white mode (0)</text:span></text:p>
          </draw:text-box>
        </draw:frame>
        <draw:frame draw:style-name="gr11" draw:text-style-name="P10" draw:layer="layout" svg:width="6.3cm" svg:height="6.6cm" svg:x="13.7cm" svg:y="1cm">
          <draw:text-box>
            <text:p><text:span text:style-name="T3"/></text:p>
            <text:p><text:span text:style-name="T3"/></text:p>
            <text:p><text:span text:style-name="T3">Historique :</text:span></text:p>
            <text:p><text:span text:style-name="T3"/></text:p>
            <text:p><text:span text:style-name="T15">- </text:span><text:span text:style-name="T16">id :</text:span><text:span text:style-name="T15"> id de la table</text:span></text:p>
            <text:p><text:span text:style-name="T15">- </text:span><text:span text:style-name="T16">nomG :</text:span><text:span text:style-name="T15"> nom du groupe associé</text:span></text:p>
            <text:p><text:span text:style-name="T15">- </text:span><text:span text:style-name="T16">res :</text:span><text:span text:style-name="T15"> résultat du jeu</text:span></text:p>
            <text:p><text:span text:style-name="T15">- </text:span><text:span text:style-name="T16">pseudo :</text:span><text:span text:style-name="T15"> pseudo du membre associé</text:span></text:p>
            <text:p><text:span text:style-name="T15"/></text:p>
          </draw:text-box>
        </draw:frame>
        <draw:line draw:style-name="gr9" draw:text-style-name="P9" draw:layer="layout" svg:x1="13.8cm" svg:y1="1.9cm" svg:x2="13.8cm" svg:y2="7.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8T15:58:34.822000000</meta:creation-date>
    <dc:date>2020-05-09T18:02:24.193000000</dc:date>
    <meta:editing-duration>PT3H13M16S</meta:editing-duration>
    <meta:editing-cycles>31</meta:editing-cycles>
    <meta:generator>LibreOffice/6.3.2.2$Windows_X86_64 LibreOffice_project/98b30e735bda24bc04ab42594c85f7fd8be07b9c</meta:generator>
    <meta:document-statistic meta:object-count="13"/>
  </office:meta>
</office:document-meta>
</file>